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<text:text-input text:description="import">[import block_1.od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ext-input text:description="import">[import footer_1.odt]</text:text-input></text:p>
      </style:header>
      <style:footer>
        <text:p text:style-name="Header"><text:text-input text:description="import">[import header_1.odt]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10S</meta:editing-duration>
    <meta:editing-cycles>4</meta:editing-cycles>
    <meta:generator>OpenOffice.org/3.2$Win32 OpenOffice.org_project/320m18$Build-9502</meta:generator>
    <dc:date>2025-02-06T09:10:04.40</dc:date>
    <dc:creator>Deivids Dukurs</dc:creator>
    <meta:document-statistic meta:table-count="0" meta:image-count="0" meta:object-count="0" meta:page-count="1" meta:paragraph-count="3" meta:word-count="6" meta:character-count="62"/>
    <meta:user-defined meta:name="Info 1"/>
    <meta:user-defined meta:name="Info 2"/>
    <meta:user-defined meta:name="Info 3"/>
    <meta:user-defined meta:name="Info 4"/>
  </office:meta>
</office:document-meta>
</file>